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WireModule.R4WireModule( IModule importer , IRequirement requirement , IModule exporter , ICapability capability , Map pk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4WireModule.getClass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4WireModule.getIm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WireModule.getRequi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WireModule.getEx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WireModule.getResourc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4WireModu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WireModule.getCap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WireModule.getResourc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